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59a39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paragraph-rsid="0006d94b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 officeooo:rsid="00059a39" officeooo:paragraph-rsid="00059a39"/>
    </style:style>
    <style:style style:name="P5" style:family="paragraph" style:parent-style-name="Preformatted_20_Text">
      <style:paragraph-properties fo:orphans="2" fo:widows="2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margin-top="0cm" fo:margin-bottom="0.499cm" loext:contextual-spacing="false" fo:orphans="2" fo:widows="2"/>
      <style:text-properties fo:color="#000000"/>
    </style:style>
    <style:style style:name="P8" style:family="paragraph" style:parent-style-name="Preformatted_20_Text">
      <style:paragraph-properties fo:margin-top="0cm" fo:margin-bottom="0.499cm" loext:contextual-spacing="false" fo:orphans="2" fo:widows="2"/>
      <style:text-properties officeooo:rsid="0014f6ce" officeooo:paragraph-rsid="0014f6ce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800000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color="#000000"/>
    </style:style>
    <style:style style:name="T1" style:family="text">
      <style:text-properties officeooo:rsid="00040b7d"/>
    </style:style>
    <style:style style:name="T2" style:family="text">
      <style:text-properties officeooo:rsid="00059a39"/>
    </style:style>
    <style:style style:name="T3" style:family="text">
      <style:text-properties officeooo:rsid="0006d94b"/>
    </style:style>
    <style:style style:name="T4" style:family="text">
      <style:text-properties officeooo:rsid="0009982f"/>
    </style:style>
    <style:style style:name="T5" style:family="text">
      <style:text-properties officeooo:rsid="000e55b8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color="#800000"/>
    </style:style>
    <style:style style:name="T9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étodos de Busca</text:p>
      <text:p text:style-name="P2">-Busca Sequencial: </text:p>
      <text:p text:style-name="P4"><text:tab/>Busca que procura de um por um no vetor até encontrar o valor.</text:p>
      <text:p text:style-name="P1"/>
      <text:p text:style-name="P2">-Busca Sequencial com sentinela: </text:p>
      <text:p text:style-name="P4"><text:tab/>Mesma ideia da busca sequencial, porém, para otimizar o número de comparações é colocado o valor procurado ao fim do vetor. Caso ele seja achado antes do fim retorna o valor do índice, caso contrário retorna -1.</text:p>
      <text:p text:style-name="P1"/>
      <text:p text:style-name="P1">-2 otimiza<text:span text:style-name="T1">çõ</text:span>es para Busca Sequencial:</text:p>
      <text:p text:style-name="P1"><text:tab/><text:span text:style-name="T2">Método mover para frente → Se o valor procurado for encontrado ele é movido para a primeira posição.</text:span></text:p>
      <text:p text:style-name="P1"><text:tab/><text:span text:style-name="T3">Método da transposição → Se o valor procurado for encontrado ele é passado para uma posição a menos do que a que ele se encontra.</text:span></text:p>
      <text:p text:style-name="P1"/>
      <text:p text:style-name="P1">-Busca Sequencial com índice primário:</text:p>
      <text:p text:style-name="P1"><text:tab/><text:span text:style-name="T3">É feita uma tabela para separar todo o vetor em intervalos, otimizando então a busca. Pois essa tabela permite saber em qual intervalo de índices o vetor se encontra.</text:span></text:p>
      <text:p text:style-name="P1"/>
      <text:p text:style-name="P1">-Busca Sequencial com índice secundário:</text:p>
      <text:p text:style-name="P1"><text:tab/><text:span text:style-name="T3">É implementada a mesma ideia que a busca sequencial com índice primário, porém é feita uma tabela do índice primário, otimizando ainda mais a busca. Claro que esse método só é eficiente para vetores de tamanho razoavelmente grande.</text:span></text:p>
      <text:p text:style-name="P1"/>
      <text:p text:style-name="P1">-Busca Binária:</text:p>
      <text:p text:style-name="P1"><text:tab/><text:span text:style-name="T3">Para realizar a busca binária é necessário que o vetor já esteja ordenado, a partir dai a busca é feita sempre procurando no meio do vetor, caso o valor não seja encontrado no meio é pesquisado novamente no meio do meio, dependendo do valor que está sendo pesquisado. Pois se ele for maior o meio direito é pego e se for menor o meio esquerdo.</text:span></text:p>
      <text:p text:style-name="P1"/>
      <text:p text:style-name="P1">-Busca por Interpola<text:span text:style-name="T1">çã</text:span>o:</text:p>
      <text:p text:style-name="P1"><text:tab/><text:span text:style-name="T3">Segue a mesma lógica da busca binária, porém o meio é encontrado de uma forma diferente, pela equação:</text:span></text:p>
      <text:p text:style-name="P3"><text:tab/><text:span text:style-name="T3">meio = inf+(sup − inf)∗((x-A[inf])/(A[sup]−A[inf]))</text:span></text:p>
      <text:p text:style-name="P1"/>
      <text:p text:style-name="P5"/>
      <text:p text:style-name="P1">Algoritmos de Ordena<text:span text:style-name="T1">çã</text:span>o</text:p>
      <text:p text:style-name="P1">-Selection Sort:</text:p>
      <text:p text:style-name="P1"><text:tab/><text:span text:style-name="T4">A cada ciclo é pesquisado o menor ou o maior valor do vetor e colocado na primeira ou na última posição.</text:span></text:p>
      <text:p text:style-name="P1"/>
      <text:p text:style-name="P1">-Insertion Sort</text:p>
      <text:p text:style-name="P1"><text:tab/><text:span text:style-name="T4">A cada ciclo é pego um valor e esse valor é colocado na sua devida posição até o momento.</text:span></text:p>
      <text:p text:style-name="P1"/>
      <text:p text:style-name="P1">-Shell Sort</text:p>
      <text:p text:style-name="P1"><text:tab/><text:span text:style-name="T4">Para esse método é utilizado um gap, que é basicamente o tamanho do intervalo que será trabalhado. A cada ciclo esse gap é dividido por 2.</text:span></text:p>
      <text:p text:style-name="P1"><text:tab/></text:p>
      <text:p text:style-name="P1">-Bubble Sort</text:p>
      <text:p text:style-name="P1"><text:tab/></text:p>
      <text:p text:style-name="P1"><text:tab/></text:p>
      <text:p text:style-name="P1">-Bucket Sort<text:tab/></text:p>
      <text:p text:style-name="P1">--como método para dividir</text:p>
      <text:p text:style-name="P1"><text:tab/></text:p>
      <text:p text:style-name="P1"/>
      <text:p text:style-name="P1">--recursivo</text:p>
      <text:p text:style-name="P1"><text:tab/></text:p>
      <text:p text:style-name="P1"/>
      <text:p text:style-name="P10">-Merge Sort</text:p>
      <text:p text:style-name="P10">--Iterativo</text:p>
      <text:p text:style-name="P10"><text:soft-page-break/><text:tab/></text:p>
      <text:p text:style-name="P10"/>
      <text:p text:style-name="P10">--Recursivo</text:p>
      <text:p text:style-name="P1"><text:tab/></text:p>
      <text:p text:style-name="P1"/>
      <text:p text:style-name="P1">-Quicksort</text:p>
      <text:p text:style-name="P1"><text:tab/></text:p>
      <text:p text:style-name="P1"/>
      <text:p text:style-name="P1">-Heap Sort</text:p>
      <text:p text:style-name="P1">--HEAPS!</text:p>
      <text:p text:style-name="P1"><text:tab/></text:p>
      <text:p text:style-name="P1"/>
      <text:p text:style-name="P1">--insere/remove</text:p>
      <text:p text:style-name="P1"><text:tab/></text:p>
      <text:p text:style-name="P1"/>
      <text:p text:style-name="P1">--build_heap/heapify</text:p>
      <text:p text:style-name="P1"><text:tab/></text:p>
      <text:p text:style-name="P1"/>
      <text:p text:style-name="P1">-Counting Sort</text:p>
      <text:p text:style-name="P1"><text:tab/></text:p>
      <text:p text:style-name="P1"/>
      <text:p text:style-name="P1">-Radix Sort</text:p>
      <text:p text:style-name="P1"><text:tab/></text:p>
      <text:p text:style-name="P1"/>
      <text:p text:style-name="P1">--MSD</text:p>
      <text:p text:style-name="P1"><text:tab/></text:p>
      <text:p text:style-name="P1"/>
      <text:p text:style-name="P1">--LSD</text:p>
      <text:p text:style-name="P1"><text:tab/></text:p>
      <text:p text:style-name="P1"/>
      <text:p text:style-name="P5"/>
      <text:p text:style-name="P1">Árvores Balanceadas</text:p>
      <text:p text:style-name="P1">-AVL</text:p>
      <text:p text:style-name="P1"><text:tab/></text:p>
      <text:p text:style-name="P1"/>
      <text:p text:style-name="P1">-R&amp;B</text:p>
      <text:p text:style-name="P1"><text:tab/></text:p>
      <text:p text:style-name="P1"/>
      <text:p text:style-name="P11"/>
      <text:p text:style-name="P7"><text:span text:style-name="T7">Mediana em tempo linear</text:span></text:p>
      <text:p text:style-name="P8"><text:span text:style-name="T6">w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10:36.204600213</meta:creation-date>
    <dc:date>2017-04-24T00:56:11.043409172</dc:date>
    <meta:editing-duration>PT3H59M25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395" meta:character-count="2287" meta:non-whitespace-character-count="1914"/>
  </office:meta>
</office:document-meta>
</file>